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4C0000012CA8954B407D4415E6.png" manifest:media-type="image/png"/>
  <manifest:file-entry manifest:full-path="Pictures/100000000000010D000000FF60A0AAE0E228F8E2.png" manifest:media-type="image/png"/>
  <manifest:file-entry manifest:full-path="Pictures/1000000000000029000000280D79344E3C86B807.png" manifest:media-type="image/png"/>
  <manifest:file-entry manifest:full-path="Pictures/100000000000002700000026E7BA59C467F90D6A.png" manifest:media-type="image/png"/>
  <manifest:file-entry manifest:full-path="Pictures/100002000000000A0000000A6361AF2587162F7F.gif" manifest:media-type="image/gif"/>
  <manifest:file-entry manifest:full-path="Pictures/100000000000013000000123B3627CCB3F8703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Note">
      <style:text-properties officeooo:paragraph-rsid="01cb4fc0"/>
    </style:style>
    <style:style style:name="P12" style:family="paragraph" style:parent-style-name="Text_20_body">
      <style:text-properties fo:font-size="12.5pt" officeooo:rsid="00ac5b09" officeooo:paragraph-rsid="01ca6e89" style:font-size-asian="12.5pt" style:font-size-complex="12.5pt"/>
    </style:style>
    <style:style style:name="P13" style:family="paragraph" style:parent-style-name="Text_20_body">
      <style:text-properties officeooo:rsid="00ac5b09" officeooo:paragraph-rsid="01ca6e89"/>
    </style:style>
    <style:style style:name="P14" style:family="paragraph" style:parent-style-name="Text_20_body">
      <style:text-properties officeooo:rsid="00ae2ddb" officeooo:paragraph-rsid="01ca6e89"/>
    </style:style>
    <style:style style:name="P15" style:family="paragraph" style:parent-style-name="Text_20_body">
      <style:text-properties officeooo:rsid="00198d01" officeooo:paragraph-rsid="01ca6e89"/>
    </style:style>
    <style:style style:name="P16" style:family="paragraph" style:parent-style-name="Text_20_body">
      <style:text-properties officeooo:rsid="0015ebd3" officeooo:paragraph-rsid="01ca6e89"/>
    </style:style>
    <style:style style:name="P17" style:family="paragraph" style:parent-style-name="Text_20_body">
      <style:text-properties officeooo:rsid="00a9de57" officeooo:paragraph-rsid="01ca6e89"/>
    </style:style>
    <style:style style:name="P18" style:family="paragraph" style:parent-style-name="Text_20_body">
      <style:text-properties officeooo:paragraph-rsid="01ca6e89"/>
    </style:style>
    <style:style style:name="P19" style:family="paragraph" style:parent-style-name="Text_20_body">
      <style:text-properties officeooo:rsid="00ada0a4" officeooo:paragraph-rsid="01cb4fc0"/>
    </style:style>
    <style:style style:name="P20" style:family="paragraph" style:parent-style-name="Note_20_-_20_Caution">
      <style:text-properties officeooo:rsid="00536bad" officeooo:paragraph-rsid="01ca6e89"/>
    </style:style>
    <style:style style:name="P21" style:family="paragraph" style:parent-style-name="Chapter_20_Number" style:master-page-name="Right_20_Page">
      <style:paragraph-properties style:page-number="auto"/>
    </style:style>
    <style:style style:name="P22" style:family="paragraph" style:parent-style-name="Heading_20_2">
      <style:text-properties officeooo:paragraph-rsid="01ca6e89"/>
    </style:style>
    <style:style style:name="P23" style:family="paragraph" style:parent-style-name="Heading_20_2">
      <style:text-properties fo:font-size="19.5pt" officeooo:paragraph-rsid="01ca6e89" style:font-size-asian="19.5pt" style:font-size-complex="19.5pt"/>
    </style:style>
    <style:style style:name="P24" style:family="paragraph" style:parent-style-name="Bulleted">
      <style:text-properties officeooo:paragraph-rsid="01ca6e89"/>
    </style:style>
    <style:style style:name="P25" style:family="paragraph" style:parent-style-name="Note_20_-_20_Tip">
      <style:text-properties officeooo:rsid="00dc3eb2" officeooo:paragraph-rsid="01098436"/>
    </style:style>
    <style:style style:name="P26" style:family="paragraph" style:parent-style-name="Note_20_-_20_Tip">
      <style:text-properties officeooo:rsid="00dc3eb2" officeooo:paragraph-rsid="01cb4fc0"/>
    </style:style>
    <style:style style:name="P27" style:family="paragraph" style:parent-style-name="Heading_20_1">
      <style:text-properties officeooo:paragraph-rsid="01ca6e89"/>
    </style:style>
    <style:style style:name="T1" style:family="text">
      <style:text-properties officeooo:rsid="00dbb34e"/>
    </style:style>
    <style:style style:name="T2" style:family="text">
      <style:text-properties officeooo:rsid="00ab834d"/>
    </style:style>
    <style:style style:name="T3" style:family="text">
      <style:text-properties officeooo:rsid="00e4de91"/>
    </style:style>
    <style:style style:name="T4" style:family="text">
      <style:text-properties officeooo:rsid="00c7fd0f"/>
    </style:style>
    <style:style style:name="T5" style:family="text">
      <style:text-properties officeooo:rsid="004e729b"/>
    </style:style>
    <style:style style:name="T6" style:family="text">
      <style:text-properties officeooo:rsid="00f6b971"/>
    </style:style>
    <style:style style:name="T7" style:family="text">
      <style:text-properties officeooo:rsid="004f762a"/>
    </style:style>
    <style:style style:name="T8" style:family="text">
      <style:text-properties officeooo:rsid="00e5fafd"/>
    </style:style>
    <style:style style:name="T9" style:family="text">
      <style:text-properties officeooo:rsid="00ae2ddb"/>
    </style:style>
    <style:style style:name="T10" style:family="text">
      <style:text-properties officeooo:rsid="00aa5f10"/>
    </style:style>
    <style:style style:name="T11" style:family="text">
      <style:text-properties officeooo:rsid="00a9de57"/>
    </style:style>
    <style:style style:name="T12" style:family="text">
      <style:text-properties officeooo:rsid="00aadec7"/>
    </style:style>
    <style:style style:name="T13" style:family="text">
      <style:text-properties officeooo:rsid="00531a9e"/>
    </style:style>
    <style:style style:name="T14" style:family="text">
      <style:text-properties officeooo:rsid="0085b45f"/>
    </style:style>
    <style:style style:name="T15" style:family="text">
      <style:text-properties fo:font-weight="normal" style:font-weight-asian="normal" style:font-weight-complex="normal"/>
    </style:style>
    <style:style style:name="T16" style:family="text">
      <style:text-properties officeooo:rsid="00af7f40"/>
    </style:style>
    <style:style style:name="T17" style:family="text">
      <style:text-properties officeooo:rsid="00b25e6f"/>
    </style:style>
    <style:style style:name="T18" style:family="text">
      <style:text-properties officeooo:rsid="007a3ae0"/>
    </style:style>
    <style:style style:name="T19" style:family="text">
      <style:text-properties officeooo:rsid="00c86dfb"/>
    </style:style>
    <style:style style:name="T20" style:family="text">
      <style:text-properties officeooo:rsid="00dc6826"/>
    </style:style>
    <style:style style:name="T21" style:family="text">
      <style:text-properties officeooo:rsid="00b2e97a"/>
    </style:style>
    <style:style style:name="T22" style:family="text">
      <style:text-properties officeooo:rsid="00b30106"/>
    </style:style>
    <style:style style:name="T23" style:family="text">
      <style:text-properties officeooo:rsid="00db1cb8"/>
    </style:style>
    <style:style style:name="T24" style:family="text">
      <style:text-properties officeooo:rsid="0015ebd3"/>
    </style:style>
    <style:style style:name="T25" style:family="text">
      <style:text-properties officeooo:rsid="0087daf0"/>
    </style:style>
    <style:style style:name="T26" style:family="text">
      <style:text-properties officeooo:rsid="007d2e25"/>
    </style:style>
    <style:style style:name="T27" style:family="text">
      <style:text-properties officeooo:rsid="00e6835c"/>
    </style:style>
    <style:style style:name="T28" style:family="text">
      <style:text-properties officeooo:rsid="0084a78f"/>
    </style:style>
    <style:style style:name="T29" style:family="text">
      <style:text-properties officeooo:rsid="007b3164"/>
    </style:style>
    <style:style style:name="T30" style:family="text">
      <style:text-properties officeooo:rsid="0087dc5d"/>
    </style:style>
    <style:style style:name="T31" style:family="text">
      <style:text-properties officeooo:rsid="0055216b"/>
    </style:style>
    <style:style style:name="T32" style:family="text">
      <style:text-properties officeooo:rsid="00ca3394"/>
    </style:style>
    <style:style style:name="T33" style:family="text">
      <style:text-properties officeooo:rsid="00aa3d46"/>
    </style:style>
    <style:style style:name="T34" style:family="text">
      <style:text-properties officeooo:rsid="00520890"/>
    </style:style>
    <style:style style:name="T35" style:family="text">
      <style:text-properties officeooo:rsid="00f7a513"/>
    </style:style>
    <style:style style:name="T36" style:family="text">
      <style:text-properties officeooo:rsid="00c736f8"/>
    </style:style>
    <style:style style:name="T37" style:family="text">
      <style:text-properties officeooo:rsid="00ada0a4"/>
    </style:style>
    <style:style style:name="T38" style:family="text">
      <style:text-properties officeooo:rsid="017cca34"/>
    </style:style>
    <style:style style:name="T39" style:family="text">
      <style:text-properties officeooo:rsid="017db972"/>
    </style:style>
    <style:style style:name="T40" style:family="text">
      <style:text-properties officeooo:rsid="00e4cb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1">1</text:p>
      <text:h text:style-name="P27" text:outline-level="1"><text:bookmark-start text:name="__RefHeading___Toc139235_1425529747"/>導論<text:bookmark-end text:name="__RefHeading___Toc139235_1425529747"/></text:h>
      <text:p text:style-name="P18">辦公套裝軟體和個人電腦的歷史幾乎一樣久遠。然而，在這三十多年來，我們幾乎都沒<text:span text:style-name="T1">學過</text:span>該怎樣運用辦公軟體。</text:p>
      <text:p text:style-name="P18">噢，我們大概是有學過要怎麼用辦公軟體做事。大多數的我們都能勉勉強強設定出文件中的格式，然後印出來。但是<text:span text:style-name="T2">我們不少</text:span>都沒學過要怎樣有效完成這些<text:span text:style-name="T3">作業</text:span>，去善用那些放在手邊的工具。</text:p>
      <text:p text:style-name="P18">這好比說<text:span text:style-name="T4">雖然</text:span>我們剛學會怎麼讓汽車順著下坡，還有<text:span text:style-name="T5">在平地四處晃</text:span>，但卻都還沒學過怎樣發動引擎。所以我們或許都能把事情做完，但卻用較沒效率的方式、花上更多功夫去做。有些事情，例如上坡，這類我們從未設想過的問題卻因為<text:span text:style-name="T6">我們的無知</text:span>反而更可行。</text:p>
      <text:p text:style-name="P18">想發揮任何辦公套裝軟體的所有潛力，就代表<text:span text:style-name="T7">必須瞭解如何設計你的文件——而九成的設計必須知曉如何運用樣式和範本。</text:span>瞭解如何使用樣式和範本，等於是有人交付給你這臺休旅車的鑰匙，還跟你解說怎樣控制油門——突然間，你掌握了這臺車，而不只是靠著亂打檔得過且過。</text:p>
      <text:p text:style-name="P18">這對於LibreOffice來說尤其真切。<text:span text:style-name="T2">它的</text:span>Writer文書處理器<text:span text:style-name="T4">特別</text:span>根據樣式的概念架構而成。Writer比起其他文書處理器<text:soft-page-break/>不單只是有更多<text:span text:style-name="T4">種類</text:span>的樣式，還有許多進階功能，例如目錄和主控文件這些，若不想用樣式來辦<text:span text:style-name="T8">還得多費一番功夫</text:span>。<text:span text:style-name="T7">在耗上一段時間設置完樣式之後，你就會希望下一份文件不要再做重複的苦工，所以範本就變成你工作流程中的重要一環。</text:span></text:p>
      <text:p text:style-name="P18">LibreOffice<text:span text:style-name="T9">和OpenOffice</text:span>的其餘組件就不如Writer這般依賴樣式，但仍比Microsoft Office中的相應組件對樣式更有意識。</text:p>
      <text:p text:style-name="P18">本書主旨不單只是解說何謂樣式與範本、如何運用，更探討選用時需要多加考慮之處。<text:span text:style-name="T9">剩下部分多是些和樣式不大相關，或是得依賴樣式的功能，但習得後能發揮最大效率。其餘內容雖和樣式完全無關，但必須提及才能完整討論所謂設計之事。</text:span></text:p>
      <text:p text:style-name="P18"><text:span text:style-name="T4">然而，還有一事要提：本書</text:span>絕非接連不斷的死亡行軍，<text:span text:style-name="T1">用嚴格管控的步伐</text:span>踏遍選單中的各個項目。<text:span text:style-name="T10">相反的，本書將以規劃全局的鳥瞰觀點俯視重要的功能</text:span>，<text:span text:style-name="T10">例如告訴你可以選擇的策略，並帶你一覽那些最可能貼合規劃的方法。本書假定</text:span>讀者已經熟悉LibreOffice或其他辦公套裝軟體<text:span text:style-name="T10">，又或者至少</text:span>能自行探索選單項目。</text:p>
      <text:p text:style-name="P18"><text:span text:style-name="T11">你或許可以稱這本書為一份對照，將兩類不同的資訊內容相接：LibreOffice的功能、以及文字排印學（文字設計</text:span>）的標準實務。</text:p>
      <text:p text:style-name="P18"><text:span text:style-name="T12">瞭解兩者之後，</text:span>你就能<text:span text:style-name="T9">善用出版界</text:span>這五百年來一直在學習的技術<text:span text:style-name="T9">，判斷怎樣可行，怎樣不可行。</text:span>替代方案則是自己花時間從試誤中學習，而最終結果可能<text:span text:style-name="T13">（說不定還試不出來）</text:span>依然比你從前人那裡<text:span text:style-name="T14">汲取</text:span>經驗後的做法還糟。</text:p>
      <text:h text:style-name="P22" text:outline-level="2"><text:bookmark-start text:name="__RefHeading___Toc139237_1425529747"/>何謂<text:span text:style-name="T15">文字排印學</text:span>？<text:bookmark-end text:name="__RefHeading___Toc139237_1425529747"/></text:h>
      <text:p text:style-name="P12">人們大多對文字排印學 (Typography) 一直有怪異的想法。許多人以為這是種利用<text:span text:style-name="T16">大聲嘶吼</text:span>喚取注意的設計，像是我們在網頁中見到的<text:span text:style-name="T1">閃動文字</text:span>那樣。<text:span text:style-name="T17">而也有</text:span><text:soft-page-break/><text:span text:style-name="T17">許多人認為它的</text:span>主要目標在於展現出設計師的慧心巧手。</text:p>
      <text:p text:style-name="P13">事實是，這些觀念都錯到不能再錯。文字排印學的主要目的在於讓文字更引人入勝、更易於閱讀。重點不是抽象設計，而是實務作法，例如頁面邊距寬度夠讓讀者可以舒適地兩手拿書也不會遮到字，<text:span text:style-name="T9">或是讓文件能方便更新的功能等。</text:span></text:p>
      <text:p text:style-name="P14">和吸引注意相反，最好的文字排印設計反而要<text:span text:style-name="T2">藏在幕後，</text:span>一般讀者只會<text:span text:style-name="T2">隱約感覺到</text:span>這文字讀起來很舒服。而表現出這類性質的特徵，應該只有那些經過訓練的<text:span text:style-name="T2">眼睛</text:span>能警覺分辨出來。</text:p>
      <text:p text:style-name="P14">LibreOffice沒<text:span text:style-name="T2">有</text:span>提供最高等級文字排印學所需的全部工具。不過，<text:span text:style-name="T2">它確實</text:span>也有提供<text:span text:style-name="T19">不少</text:span>工具，<text:span text:style-name="T7">遠比起其他任何辦公套裝軟體還多。</text:span>一旦你越瞭解文字排印學，你就越能利用<text:span text:style-name="T20">它</text:span>來達成你的需求。</text:p>
      <text:p text:style-name="P18">最後，一樣要強調《<text:span text:style-name="Emphasis">LibreOffice</text:span><text:span text:style-name="Emphasis"><text:span text:style-name="T12">排版設計</text:span></text:span>》一書不是<text:span text:style-name="T21">要講抽象的設計概念，而是在探討</text:span>如何把日常作業做好。至於想要更深入瞭解文字排印學和版面設計的讀者，<text:span text:style-name="T22">建議可參閱【附錄 C】進一步閱讀更多資料。</text:span></text:p>
      <text:h text:style-name="P23" text:outline-level="2"><text:bookmark-start text:name="__RefHeading___Toc139239_1425529747"/>LibreOffice是什麼？<text:span text:style-name="T23">還有OpenOffice？</text:span><text:bookmark-end text:name="__RefHeading___Toc139239_1425529747"/></text:h>
      <text:p text:style-name="P18">LibreOffice是個辦公<text:span text:style-name="T24">套裝軟體</text:span> ，可以在<text:span text:style-name="T24">32與64位元版本的</text:span>Linux、<text:span text:style-name="Choice_20_-_20_Body">OS X、</text:span> 和Windows等作業系統上執行。<text:span text:style-name="T21">它採用自由的</text:span>授權條款發行，讓你能合法隨意在多臺機器上使用，甚至隨心和他人分享。<text:span text:style-name="T21">因為它是自由軟體，若你有相關能力和技術，甚至還可以自行修改軟體。</text:span></text:p>
      <text:p text:style-name="P18">LibreOffice<text:span text:style-name="T24">本源自</text:span>OpenOffice.org，一項由昇陽電腦公司 (Sun Microsystems) 經營的自由暨開源軟體專案。當甲骨文 (Oracle) <text:span text:style-name="T26">於2010年</text:span>買下昇陽之後，LibreOffice 便開始開發維護自己的<text:span text:style-name="T27">OpenOffice.org</text:span>版本，這也是<text:span text:style-name="T27">源始碼的</text:span>授權條款<text:span text:style-name="T2">所允</text:span><text:soft-page-break/><text:span text:style-name="T2">許的作法</text:span>。後來，甲骨文將其對OpenOffice.org源始碼的權利讓與了阿帕契軟體基金會 (The Apache Software Foundation)。</text:p>
      <text:p text:style-name="P18">時至今日，OpenOffice.org已不存在，存續的是Apache OpenOffice。雖然有不同的版號，LibreOffice和Apache OpenOffice在多數功能上極為相似。<text:span text:style-name="T18">除非本人另有提起，否則對LibreOffice所講述之事亦適用於OpenOffice。</text:span></text:p>
      <text:p text:style-name="P18">有些<text:span text:style-name="T28">其他</text:span>組織機構會重新打包LibreOffice或Apache OpenOffice軟體，有時還會取個不同名稱。這種作法完全合法，但偶爾只是選用不同圖示和作其他些微更動。</text:p>
      <text:p text:style-name="P15">各GNU/Linux散布版尤其常作這類外觀改動。通常從散布版軟體庫裡取得的版本會安裝到 /usr/lib/libreoffice/ 中，所以你可以據此辨別是否使用的是修改過的版本。若是從LibreOffice或OpenOffice官方直接安裝來的版本，一般會安裝到 /opt 目錄中。</text:p>
      <text:list xml:id="list3104023467" text:style-name="Note_20_-_20_Caution_20_Logo">
        <text:list-item>
          <text:p text:style-name="P20">注意</text:p>
        </text:list-item>
      </text:list>
      <text:p text:style-name="P9">有些LibreOffice和Apache OpenOffice的提供來源會酌收些許費用。軟體的授權條款允許他們這麼做，但如果你必須支付超過三千新臺幣的運費和處理費，那他們很有可能在利用你。</text:p>
      <text:p text:style-name="P9">無論LibreOffice或Apache OpenOffice，通常<text:span text:style-name="T25">都能在網際網路上免費取得。</text:span></text:p>
      <text:list xml:id="list1061325525" text:style-name="Note_20_-_20_Tip_20_Logo">
        <text:list-item>
          <text:p text:style-name="P25">祕訣</text:p>
        </text:list-item>
      </text:list>
      <text:p text:style-name="P10">《<text:span text:style-name="Emphasis">LibreOffice排版設計</text:span>》在講述文字版面編排之事，所以不會提及所有功能。</text:p>
      <text:p text:style-name="P10">如果你所需要的相關功能資訊或選項在本書中沒有提及，請參見LibreOffice文件網頁：</text:p>
      <text:p text:style-name="P10"><text:soft-page-break/><text:a xlink:type="simple" xlink:href="http://www.libreoffice.org/get-help/documentation/" text:style-name="Internet_20_link" text:visited-style-name="Visited_20_Internet_20_Link">http://www.libreoffice.org/get-help/documentation/</text:a></text:p>
      <text:p text:style-name="P10">與本書內容相同的<text:span text:style-name="T39">印刷</text:span>本<text:span text:style-name="T35">也有在</text:span> Friends of Open Document 商店中銷售<text:span text:style-name="T40">：</text:span></text:p>
      <text:p text:style-name="P9"><text:a xlink:type="simple" xlink:href="http://www.lulu.com/spotlight/opendocument" text:style-name="Internet_20_link" text:visited-style-name="Visited_20_Internet_20_Link">http://www.lulu.com/spotlight/opendocument</text:a></text:p>
      <text:h text:style-name="P22" text:outline-level="2"><text:bookmark-start text:name="__RefHeading___Toc139241_1425529747"/>開放文件格式是什麼？<text:bookmark-end text:name="__RefHeading___Toc139241_1425529747"/></text:h>
      <text:p text:style-name="P16">無論LibreOffice和Apache OpenOffice都一樣使用開放文件格式 <text:span text:style-name="Choice_20_-_20_Body">(Open Document Format, ODF)，</text:span>是一種由<text:span text:style-name="Choice_20_-_20_Body">XML</text:span>檔案組成的壓縮後檔案格式。</text:p>
      <text:p text:style-name="P16">你可以在兩個同樣應用程式之間使用此格式交換文件，或者是<text:span text:style-name="T39">和</text:span>任何其他也採用<text:span text:style-name="Choice_20_-_20_Body">ODF</text:span>的應用程式彼此互相交換文件，例如說Calligra Suite或Abi<text:span text:style-name="T38">W</text:span>ord……等。不管是<text:span text:style-name="T29">LibreOffice或OpenOffice，</text:span>你都能將檔案另存為Microsoft Office的常見格式，或是開啟那些由WordPerfect、Microsoft Works製作的檔案、還有其他的許多格式；不過要注意到<text:span text:style-name="T30">在有些排版較複雜的文件中，格式設定偶爾會跑掉。</text:span></text:p>
      <text:h text:style-name="P22" text:outline-level="2"><text:bookmark-start text:name="__RefHeading___Toc139243_1425529747"/>關於本書<text:bookmark-end text:name="__RefHeading___Toc139243_1425529747"/></text:h>
      <text:p text:style-name="P18"><text:span text:style-name="T31">本書的操作範例以</text:span>Linux系統上的LibreOffice為準，<text:span text:style-name="T16">因為這是我日用的作業環境。</text:span>不過，<text:span text:style-name="T32">書中對LibreOffice的大多數範例也都能</text:span>套用到Apache OpenOffice上。一樣，書裡這些針對Linux系統而寫的內容也多能套用到<text:span text:style-name="Choice_20_-_20_Body">OS X</text:span>和Windows系統上。</text:p>
      <text:p text:style-name="P18">若有重大差異之處，我會<text:span text:style-name="T33">試著</text:span>點出，但數量卻<text:span text:style-name="T39">遠比我預期的少</text:span>。<text:span text:style-name="T29">如果你發現有我未提及之差異處，還請讓我知悉，以便讓我做出對應修正。</text:span></text:p>
      <text:h text:style-name="P22" text:outline-level="2"><text:bookmark-start text:name="__RefHeading___Toc139245_1425529747"/><text:soft-page-break/>關於作者<text:bookmark-end text:name="__RefHeading___Toc139245_1425529747"/></text:h>
      <text:p text:style-name="P18">一直以來我都在寫有關自由和開源軟體的文章，<text:span text:style-name="T34">已經有</text:span>十年以上之久。更早先之前的我已無法追溯計算，而有記錄在案的，至今已撰寫超過1<text:span text:style-name="T35">7</text:span>00篇文章。<text:span text:style-name="T14">其中</text:span>有關OpenOffice.org或LibreOffice的分量佔了很大一部分。</text:p>
      <text:p text:style-name="P18"><text:s/><text:span text:style-name="T35">我的LibreOffice文章（以英文撰寫）有：</text:span></text:p>
      <text:list xml:id="list4219374714" text:style-name="Bulleted">
        <text:list-item>
          <text:p text:style-name="P24">“11 Tips for Moving to OpenOffice.org” 這篇是2004年3月<text:span text:style-name="Emphasis">Linux Journal </text:span>的封面文章(<text:span text:style-name="Internet_20_link">http://www.linuxjournal.com/article/7158</text:span>)。</text:p>
        </text:list-item>
        <text:list-item>
          <text:p text:style-name="P24">“Replacing FrameMaker with OpenOffice.org Writer”(<text:span text:style-name="Internet_20_link">http://archive09.linux.com/articles/39406</text:span>).</text:p>
        </text:list-item>
        <text:list-item>
          <text:p text:style-name="P24"><text:s/>“How LibreOffice Writer Tops Microsoft Word” (<text:span text:style-name="Internet_20_link">http://www.datamation.com/applications/how-libreoffice-writer-tops-ms-word-12-features-1.html</text:span>).</text:p>
        </text:list-item>
      </text:list>
      <text:p text:style-name="P18"><text:span text:style-name="T36">做記者之前</text:span>，我是技術文章創作者也是平面設計師。在我職涯的那個階段裡，有許多機會能對OpenOffice.org做壓力測試，比方說編寫好幾分長達700頁以上的手冊。它每每都能達成我丟給它的任務，因而讓我察覺此軟體已超出大多數人<text:span text:style-name="T37">的認知</text:span>。</text:p>
      <text:p text:style-name="P17">LibreOffice<text:span text:style-name="T37">並不</text:span>完美。<text:span text:style-name="T37">它</text:span>有些地方操作起來很難用，或是有些地方都遍尋不著有意義的相關說明。<text:span text:style-name="T37">有一些困擾似乎來自長年存在的臭蟲。而有些部分竟是單純棄用不管。</text:span></text:p>
      <text:p text:style-name="P17">還是一樣要說，LibreOffice<text:span text:style-name="T37">可不是「想成為</text:span>Microsoft Office」那樣。<text:span text:style-name="T34">與之相反，LibreOffice是一套</text:span>強大的軟體，它有<text:span text:style-name="T37">它</text:span>自己的特長。<text:span text:style-name="T37">它有時候用起來可能比Microsoft Office還差，但一樣有時候卻又比Microsoft Office更強。但我認為它至今仍是最棒的辦公套裝軟體。</text:span></text:p>
      <text:p text:style-name="P19">有些使用者會抱怨說LibreOffice太依賴樣式和範本了。才不是那樣，一旦沒了這些，LibreOffice不會如此強大。對絕<text:soft-page-break/>大多數的我們而言，這些可是我們在學開車下坡時起就一直沒拿到的那把引擎啟動鑰匙呢。</text:p>
      <text:list xml:id="list162608823053280" text:continue-list="list1061325525" text:style-name="Note_20_-_20_Tip_20_Logo">
        <text:list-item>
          <text:p text:style-name="P26">祕訣</text:p>
        </text:list-item>
      </text:list>
      <text:p text:style-name="P11">《<text:span text:style-name="Emphasis">LibreOffice排版設計</text:span>》在講述文字版面編排之事，所以不會提及所有功能。</text:p>
      <text:p text:style-name="P11">如果你所需要的相關功能資訊或選項在本書中沒有提及，請參見LibreOffice文件網頁：</text:p>
      <text:p text:style-name="P11"><text:a xlink:type="simple" xlink:href="http://www.libreoffice.org/get-help/documentation/" text:style-name="Internet_20_link" text:visited-style-name="Visited_20_Internet_20_Link">http://www.libreoffice.org/get-help/documentation/</text:a></text:p>
      <text:p text:style-name="P11">與本書內容相同的<text:span text:style-name="T39">印刷</text:span>本<text:span text:style-name="T35">也有在</text:span> Friends of Open Document 商店中銷售<text:span text:style-name="T40">：</text:span></text:p>
      <text:p text:style-name="P19"><text:a xlink:type="simple" xlink:href="http://www.lulu.com/spotlight/opendocument" text:style-name="Internet_20_link" text:visited-style-name="Visited_20_Internet_20_Link">http://www.lulu.com/spotlight/opendocumen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style:font-family-asian="思源宋體"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Regular" style:font-family-asian="'思源黑體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Regular" style:font-family-asian="'思源黑體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Regular" style:font-family-asian="'思源黑體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Regular" style:font-family-asian="'思源黑體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Regular" style:font-family-asian="'思源黑體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Regular" style:font-family-asian="'思源黑體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name-asian="思源黑體 Regular" style:font-family-asian="'思源黑體 Regular'" style:font-style-name-asian="標準" style:font-pitch-asian="variable" style:font-size-asian="10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name-asian="思源宋體" style:font-family-asian="思源宋體" style:font-style-name-asian="標準" style:font-pitch-asian="variable"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6</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導論</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5M54S</meta:editing-duration>
    <meta:editing-cycles>5</meta:editing-cycles>
    <meta:generator>LibreOffice/5.4.4.2$Linux_X86_64 LibreOffice_project/40$Build-2</meta:generator>
    <dc:title>LibreOffice排版設計</dc:title>
    <meta:initial-creator>Bruce Byfield</meta:initial-creator>
    <dc:date>2017-12-28T16:26:08.622898437</dc:date>
    <dc:creator>曾 政嘉</dc:creator>
    <meta:document-statistic meta:table-count="4" meta:image-count="0" meta:object-count="0" meta:page-count="7" meta:paragraph-count="63" meta:word-count="2947" meta:character-count="4342" meta:non-whitespace-character-count="4273"/>
    <meta:template xlink:type="simple" xlink:actuate="onRequest" xlink:title="designing-with-libreoffice" xlink:href="../../../../.config/libreoffice/4/user/template/designing-with-libreoffice.ott" meta:date="2016-03-19T14:42:56.886663639"/>
  </office:meta>
</office:document-meta>
</file>